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elfolie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T1" style:family="text">
      <style:text-properties fo:color="#000000" style:text-line-through-style="none" style:text-position="0% 100%" fo:font-family="Calibri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33">
        <draw:frame draw:name="Titel 1" presentation:style-name="pr1" draw:text-style-name="P2" draw:layer="layout" svg:width="21.59cm" svg:height="4.083cm" svg:x="1.905cm" svg:y="5.918cm" presentation:class="title">
          <draw:text-box>
            <text:p text:style-name="P1"><text:span text:style-name="T1">Diese Vorlage soll den Tests mit OO-Impress-Dokumenten dien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Larissa-background" style:family="presentation">
      <style:graphic-properties draw:stroke="none" draw:fill="solid" draw:fill-color="#ffffff"/>
      <style:text-properties style:letter-kerning="true"/>
    </style:style>
    <style:style style:name="Master1-Lariss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riss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rissa-outline1" style:family="presentation">
      <style:graphic-properties draw:stroke="none" draw:fill="none">
        <text:list-style style:name="Master1-Lariss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outline2" style:family="presentation" style:parent-style-name="Master1-Larissa-outline1">
      <style:paragraph-properties fo:margin-top="0cm" fo:margin-bottom="0.4cm"/>
      <style:text-properties fo:font-size="28pt" style:font-size-asian="28pt" style:font-size-complex="28pt"/>
    </style:style>
    <style:style style:name="Master1-Larissa-outline3" style:family="presentation" style:parent-style-name="Master1-Larissa-outline2">
      <style:paragraph-properties fo:margin-top="0cm" fo:margin-bottom="0.3cm"/>
      <style:text-properties fo:font-size="24pt" style:font-size-asian="24pt" style:font-size-complex="24pt"/>
    </style:style>
    <style:style style:name="Master1-Larissa-outline4" style:family="presentation" style:parent-style-name="Master1-Larissa-outline3">
      <style:paragraph-properties fo:margin-top="0cm" fo:margin-bottom="0.2cm"/>
      <style:text-properties fo:font-size="20pt" style:font-size-asian="20pt" style:font-size-complex="20pt"/>
    </style:style>
    <style:style style:name="Master1-Larissa-outline5" style:family="presentation" style:parent-style-name="Master1-Larissa-outline4">
      <style:paragraph-properties fo:margin-top="0cm" fo:margin-bottom="0.1cm"/>
      <style:text-properties fo:font-size="20pt" style:font-size-asian="20pt" style:font-size-complex="20pt"/>
    </style:style>
    <style:style style:name="Master1-Larissa-outline6" style:family="presentation" style:parent-style-name="Master1-Larissa-outline5">
      <style:paragraph-properties fo:margin-top="0cm" fo:margin-bottom="0.1cm"/>
      <style:text-properties fo:font-size="20pt" style:font-size-asian="20pt" style:font-size-complex="20pt"/>
    </style:style>
    <style:style style:name="Master1-Larissa-outline7" style:family="presentation" style:parent-style-name="Master1-Larissa-outline6">
      <style:paragraph-properties fo:margin-top="0cm" fo:margin-bottom="0.1cm"/>
      <style:text-properties fo:font-size="20pt" style:font-size-asian="20pt" style:font-size-complex="20pt"/>
    </style:style>
    <style:style style:name="Master1-Larissa-outline8" style:family="presentation" style:parent-style-name="Master1-Larissa-outline7">
      <style:paragraph-properties fo:margin-top="0cm" fo:margin-bottom="0.1cm"/>
      <style:text-properties fo:font-size="20pt" style:font-size-asian="20pt" style:font-size-complex="20pt"/>
    </style:style>
    <style:style style:name="Master1-Larissa-outline9" style:family="presentation" style:parent-style-name="Master1-Larissa-outline8">
      <style:paragraph-properties fo:margin-top="0cm" fo:margin-bottom="0.1cm"/>
      <style:text-properties fo:font-size="20pt" style:font-size-asian="20pt" style:font-size-complex="20pt"/>
    </style:style>
    <style:style style:name="Master1-Larissa-subtitle" style:family="presentation">
      <style:graphic-properties draw:stroke="none" draw:fill="none" draw:textarea-vertical-align="middle">
        <text:list-style style:name="Master1-Lariss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title" style:family="presentation">
      <style:graphic-properties draw:stroke="none" draw:fill="none" draw:textarea-vertical-align="middle">
        <text:list-style style:name="Master1-Lariss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Larissa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Lariss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Lariss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ariss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rissa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Lariss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Abschnitts-_a_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bschnitts-_a_überschrift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Abschnitts-_a_überschrift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Zwei-Inhalte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Vergleich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Nur-Titel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Leer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Inhalt-mit-Überschrift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Bild-mit-Überschrift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Bild-mit-Überschrift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el-und-vertikaler-Text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kaler-Titel-und-Text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Calibri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898989" style:text-line-through-style="none" style:text-position="0% 100%" fo:font-family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9" style:family="text">
      <style:text-properties fo:color="#898989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Calibri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Calibri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4" style:family="text">
      <style:text-properties fo:color="#000000" style:text-line-through-style="none" style:text-position="0% 100%" fo:font-family="Calibri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Master1-Larissa" style:page-layout-name="PM1" draw:style-name="Mdp1">
      <draw:frame draw:name="Titelplatzhalter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Textplatzhalter 2" presentation:style-name="Mpr2" draw:text-style-name="MP4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Textmasterformat bearbeit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6-06-06">06.06.2016</text:date></text:span></text:p>
        </draw:text-box>
      </draw:frame>
      <draw:frame draw:name="Fußzeilenplatzhalter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0">
        <draw:page-thumbnail presentation:style-name="Master1-Larissa-title" draw:layer="backgroundobjects" svg:width="14.848cm" svg:height="11.136cm" svg:x="3.075cm" svg:y="2.257cm" presentation:class="page"/>
        <draw:frame presentation:style-name="Master1-Lariss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1">Titelmasterformat durch Klicken bearbeiten</text:span></text:p>
        </draw:text-box>
      </draw:frame>
      <draw:frame draw:name="Untertitel 2" presentation:style-name="Mpr8" draw:text-style-name="MP4" draw:layer="backgroundobjects" svg:width="17.78cm" svg:height="4.868cm" svg:x="3.81cm" svg:y="10.795cm" presentation:class="subtitle">
        <draw:text-box>
          <text:p text:style-name="MP12"><text:span text:style-name="MT7">Formatvorlage des Untertitelmasters durch Klicken bearbeiten</text:span></text:p>
        </draw:text-box>
      </draw:frame>
      <draw:frame draw:name="Datumsplatzhalter 3" presentation:style-name="Mpr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6-06-06">06.06.2016</text:date></text:span></text:p>
        </draw:text-box>
      </draw:frame>
      <draw:frame draw:name="Fußzeilenplatzhalter 4" presentation:style-name="Mpr1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draw:frame presentation:style-name="Master1-Layout1-title-Titelfolie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1-title-Titelfolie-title" draw:layer="backgroundobjects" svg:width="0cm" svg:height="0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Inhaltsplatzhalter 2" presentation:style-name="Mpr14" draw:text-style-name="MP4" draw:layer="backgroundobjects" svg:width="22.86cm" svg:height="12.572cm" svg:x="1.27cm" svg:y="4.445cm" presentation:class="title">
        <draw:text-box>
          <text:list text:style-name="ML3">
            <text:list-item>
              <text:p text:style-name="MP5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Datumsplatzhalter 3" presentation:style-name="Mpr15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6-06-06">06.06.2016</text:date></text:span></text:p>
        </draw:text-box>
      </draw:frame>
      <draw:frame draw:name="Fußzeilenplatzhalter 4" presentation:style-name="Mpr1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15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0">
        <draw:page-thumbnail presentation:style-name="Master1-Layout2-obj-Titel-und-Inhalt-title" draw:layer="backgroundobjects" svg:width="0cm" svg:height="0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Titel 1" presentation:style-name="Mpr19" draw:text-style-name="MP4" draw:layer="backgroundobjects" svg:width="21.59cm" svg:height="3.784cm" svg:x="2.006cm" svg:y="12.241cm" presentation:class="title">
        <draw:text-box>
          <text:p text:style-name="MP10"><text:span text:style-name="MT8">Titelmasterformat durch Klicken bearbeiten</text:span></text:p>
        </draw:text-box>
      </draw:frame>
      <draw:frame draw:name="Textplatzhalter 2" presentation:style-name="Mpr20" draw:text-style-name="MP4" draw:layer="backgroundobjects" svg:width="21.59cm" svg:height="4.167cm" svg:x="2.006cm" svg:y="8.074cm" presentation:class="outline">
        <draw:text-box>
          <text:list text:style-name="ML10">
            <text:list-item>
              <text:p text:style-name="MP13"><text:span text:style-name="MT9">Textmasterformat bearbeiten</text:span></text:p>
            </text:list-item>
          </text:list>
        </draw:text-box>
      </draw:frame>
      <draw:frame draw:name="Datumsplatzhalter 3" presentation:style-name="Mpr21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6-06-06">06.06.2016</text:date></text:span></text:p>
        </draw:text-box>
      </draw:frame>
      <draw:frame draw:name="Fußzeilenplatzhalter 4" presentation:style-name="Mpr2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21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0">
        <draw:page-thumbnail presentation:style-name="Master1-Layout3-secHead-Abschnitts-_a_überschrift-title" draw:layer="backgroundobjects" svg:width="0cm" svg:height="0cm" svg:x="0cm" svg:y="2.257cm" presentation:class="page"/>
        <draw:frame presentation:style-name="Master1-Layout3-secHead-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Inhaltsplatzhalter 2" presentation:style-name="Mpr26" draw:text-style-name="MP4" draw:layer="backgroundobjects" svg:width="11.218cm" svg:height="12.572cm" svg:x="1.27cm" svg:y="4.445cm" presentation:class="title">
        <draw:text-box>
          <text:list text:style-name="ML3">
            <text:list-item>
              <text:p text:style-name="MP14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0">Vierte Ebene</text:span><text:span text:style-name="MT10"><text:line-break/></text:span><text:span text:style-name="MT10">Fünfte Ebene</text:span></text:p>
            </text:list-item>
          </text:list>
        </draw:text-box>
      </draw:frame>
      <draw:frame draw:name="Inhaltsplatzhalter 3" presentation:style-name="Mpr26" draw:text-style-name="MP4" draw:layer="backgroundobjects" svg:width="11.218cm" svg:height="12.572cm" svg:x="12.912cm" svg:y="4.445cm" presentation:class="title">
        <draw:text-box>
          <text:list text:style-name="ML3">
            <text:list-item>
              <text:p text:style-name="MP14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0">Vierte Ebene</text:span><text:span text:style-name="MT10"><text:line-break/></text:span><text:span text:style-name="MT10">Fünfte Ebene</text:span></text:p>
            </text:list-item>
          </text:list>
        </draw:text-box>
      </draw:frame>
      <draw:frame draw:name="Datumsplatzhalter 4" presentation:style-name="Mpr2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6-06-06">06.06.2016</text:date></text:span></text:p>
        </draw:text-box>
      </draw:frame>
      <draw:frame draw:name="Fußzeilenplatzhalter 5" presentation:style-name="Mpr2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2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cm" svg:height="0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Textplatzhalter 2" presentation:style-name="Mpr32" draw:text-style-name="MP4" draw:layer="backgroundobjects" svg:width="11.223cm" svg:height="1.777cm" svg:x="1.27cm" svg:y="4.264cm" presentation:class="outline">
        <draw:text-box>
          <text:list text:style-name="ML10">
            <text:list-item>
              <text:p text:style-name="MP15"><text:span text:style-name="MT11">Textmasterformat bearbeiten</text:span></text:p>
            </text:list-item>
          </text:list>
        </draw:text-box>
      </draw:frame>
      <draw:frame draw:name="Inhaltsplatzhalter 3" presentation:style-name="Mpr33" draw:text-style-name="MP4" draw:layer="backgroundobjects" svg:width="11.223cm" svg:height="10.976cm" svg:x="1.27cm" svg:y="6.041cm" presentation:class="title">
        <draw:text-box>
          <text:list text:style-name="ML3">
            <text:list-item>
              <text:p text:style-name="MP16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10">Dritte Ebene</text:span><text:span text:style-name="MT10"><text:line-break/></text:span><text:span text:style-name="MT12">Vierte Ebene</text:span><text:span text:style-name="MT12"><text:line-break/></text:span><text:span text:style-name="MT12">Fünfte Ebene</text:span></text:p>
            </text:list-item>
          </text:list>
        </draw:text-box>
      </draw:frame>
      <draw:frame draw:name="Textplatzhalter 4" presentation:style-name="Mpr32" draw:text-style-name="MP4" draw:layer="backgroundobjects" svg:width="11.227cm" svg:height="1.777cm" svg:x="12.903cm" svg:y="4.264cm" presentation:class="outline">
        <draw:text-box>
          <text:list text:style-name="ML10">
            <text:list-item>
              <text:p text:style-name="MP15"><text:span text:style-name="MT11">Textmasterformat bearbeiten</text:span></text:p>
            </text:list-item>
          </text:list>
        </draw:text-box>
      </draw:frame>
      <draw:frame draw:name="Inhaltsplatzhalter 5" presentation:style-name="Mpr33" draw:text-style-name="MP4" draw:layer="backgroundobjects" svg:width="11.227cm" svg:height="10.976cm" svg:x="12.903cm" svg:y="6.041cm" presentation:class="title">
        <draw:text-box>
          <text:list text:style-name="ML3">
            <text:list-item>
              <text:p text:style-name="MP16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10">Dritte Ebene</text:span><text:span text:style-name="MT10"><text:line-break/></text:span><text:span text:style-name="MT12">Vierte Ebene</text:span><text:span text:style-name="MT12"><text:line-break/></text:span><text:span text:style-name="MT12">Fünfte Ebene</text:span></text:p>
            </text:list-item>
          </text:list>
        </draw:text-box>
      </draw:frame>
      <draw:frame draw:name="Datumsplatzhalter 6" presentation:style-name="Mpr34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6-06-06">06.06.2016</text:date></text:span></text:p>
        </draw:text-box>
      </draw:frame>
      <draw:frame draw:name="Fußzeilenplatzhalter 7" presentation:style-name="Mpr3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8" presentation:style-name="Mpr34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0">
        <draw:page-thumbnail presentation:style-name="Master1-Layout5-twoTxTwoObj-Vergleich-title" draw:layer="backgroundobjects" svg:width="0cm" svg:height="0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Datumsplatzhalter 2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6-06-06">06.06.2016</text:date></text:span></text:p>
        </draw:text-box>
      </draw:frame>
      <draw:frame draw:name="Fußzeilenplatzhalter 3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4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0">
        <draw:page-thumbnail presentation:style-name="Master1-Layout6-titleOnly-Nur-Titel-title" draw:layer="backgroundobjects" svg:width="0cm" svg:height="0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6-06-06">06.06.2016</text:date></text:span></text:p>
        </draw:text-box>
      </draw:frame>
      <draw:frame draw:name="Fußzeilenplatzhalter 2" presentation:style-name="Mpr4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3" presentation:style-name="Mpr4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0">
        <draw:page-thumbnail presentation:style-name="Master1-Layout7-blank-Leer-title" draw:layer="backgroundobjects" svg:width="0cm" svg:height="0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4" draw:layer="backgroundobjects" svg:width="8.356cm" svg:height="3.228cm" svg:x="1.27cm" svg:y="0.758cm" presentation:class="title">
        <draw:text-box>
          <text:p text:style-name="MP10"><text:span text:style-name="MT13">Titelmasterformat durch Klicken bearbeiten</text:span></text:p>
        </draw:text-box>
      </draw:frame>
      <draw:frame draw:name="Inhaltsplatzhalter 2" presentation:style-name="Mpr48" draw:text-style-name="MP4" draw:layer="backgroundobjects" svg:width="14.199cm" svg:height="16.259cm" svg:x="9.931cm" svg:y="0.758cm" presentation:class="title">
        <draw:text-box>
          <text:list text:style-name="ML3">
            <text:list-item>
              <text:p text:style-name="MP5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platzhalter 3" presentation:style-name="Mpr49" draw:text-style-name="MP4" draw:layer="backgroundobjects" svg:width="8.356cm" svg:height="13.031cm" svg:x="1.27cm" svg:y="3.986cm" presentation:class="outline">
        <draw:text-box>
          <text:list text:style-name="ML10">
            <text:list-item>
              <text:p text:style-name="MP17"><text:span text:style-name="MT14">Textmasterformat bearbeiten</text:span></text:p>
            </text:list-item>
          </text:list>
        </draw:text-box>
      </draw:frame>
      <draw:frame draw:name="Datumsplatzhalter 4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6-06-06">06.06.2016</text:date></text:span></text:p>
        </draw:text-box>
      </draw:frame>
      <draw:frame draw:name="Fußzeilenplatzhalter 5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cm" svg:height="0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4" draw:layer="backgroundobjects" svg:width="15.24cm" svg:height="1.574cm" svg:x="4.979cm" svg:y="13.335cm" presentation:class="title">
        <draw:text-box>
          <text:p text:style-name="MP10"><text:span text:style-name="MT13">Titelmasterformat durch Klicken bearbeiten</text:span></text:p>
        </draw:text-box>
      </draw:frame>
      <draw:frame draw:name="Bildplatzhalter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56" draw:text-style-name="MP4" draw:layer="backgroundobjects" svg:width="15.24cm" svg:height="2.236cm" svg:x="4.979cm" svg:y="14.909cm" presentation:class="outline">
        <draw:text-box>
          <text:list text:style-name="ML10">
            <text:list-item>
              <text:p text:style-name="MP17"><text:span text:style-name="MT14">Textmasterformat bearbeiten</text:span></text:p>
            </text:list-item>
          </text:list>
        </draw:text-box>
      </draw:frame>
      <draw:frame draw:name="Datumsplatzhalter 4" presentation:style-name="Mpr5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6-06-06">06.06.2016</text:date></text:span></text:p>
        </draw:text-box>
      </draw:frame>
      <draw:frame draw:name="Fußzeilenplatzhalter 5" presentation:style-name="Mpr5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5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0">
        <draw:page-thumbnail presentation:style-name="Master1-Layout9-picTx-Bild-mit-Überschrift-title" draw:layer="backgroundobjects" svg:width="0cm" svg:height="0cm" svg:x="0cm" svg:y="2.257cm" presentation:class="page"/>
        <draw:frame presentation:style-name="Master1-Layout9-picTx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Vertikaler Textplatzhalter 2" presentation:style-name="Mpr62" draw:text-style-name="MP18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Textmasterformat bearbeit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6-06-06">06.06.2016</text:date></text:span></text:p>
        </draw:text-box>
      </draw:frame>
      <draw:frame draw:name="Fußzeilenplatzhalter 4" presentation:style-name="Mpr6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6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cm" svg:height="0cm" svg:x="0cm" svg:y="2.257cm" presentation:class="page"/>
        <draw:frame presentation:style-name="Master1-Layout10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Vertikaler Textplatzhalter 2" presentation:style-name="Mpr68" draw:text-style-name="MP18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2">Textmasterformat bearbeit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6-06-06">06.06.2016</text:date></text:span></text:p>
        </draw:text-box>
      </draw:frame>
      <draw:frame draw:name="Fußzeilenplatzhalter 4" presentation:style-name="Mpr7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6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cm" svg:height="0cm" svg:x="0cm" svg:y="2.257cm" presentation:class="page"/>
        <draw:frame presentation:style-name="Master1-Layout11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Win32 OpenOffice.org_project/412m3$Build-9782</meta:generator>
    <dc:title>Diese Vorlage soll den Tests mit PowerPoint-Dokumenten dienen</dc:title>
    <meta:creation-date>2016-06-06T18:42:59.82</meta:creation-date>
    <meta:editing-cycles>1</meta:editing-cycles>
    <meta:editing-duration>P0D</meta:editing-duration>
    <meta:document-statistic meta:object-count="149"/>
  </office:meta>
</office:document-meta>
</file>